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28</text:p>
      <text:p text:style-name="Standard"/>
      <text:p text:style-name="Standard">Demandeur : EARL DE KERFANT</text:p>
      <text:p text:style-name="Standard">Adresse : KERFANT<text:line-break/>22200 POMMERIT LE VICOMTE</text:p>
      <text:p text:style-name="Standard">Cédant : SEBILLE Alain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POMMERIT-LE-VICOMTE</text:p>
      <text:p text:style-name="Standard"/>
      <text:p text:style-name="Standard"/>
      <text:p text:style-name="Standard"/>
      <text:p text:style-name="P1">Dossier n° : C22250328</text:p>
      <text:p text:style-name="P1"/>
      <text:p text:style-name="P1">Demandeur : EARL DE KERFANT</text:p>
      <text:p text:style-name="P1">Adresse : KERFANT<text:line-break/>22200 POMMERIT LE VICOMTE</text:p>
      <text:p text:style-name="P1">Cédant : SEBILLE Alain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POMMERIT-LE-VICOMTE</text:p>
      <text:p text:style-name="P1"/>
      <text:p text:style-name="P1"/>
      <text:p text:style-name="P1">Parcelles : ZV22AJ - ZV22AK - ZV22B - ZV22CJ - ZV22CK - ZT33J - ZT33K - ZT33L</text:p>
      <text:p text:style-name="P1">Superficie : 9,6990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